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820000078FCF6B1D74423404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2.652cm" draw:z-index="0"><draw:image xlink:href="Pictures/1000020100000A820000078FCF6B1D74423404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2:15:38.288000000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3.2$Windows_X86_64 LibreOffice_project/47f78053abe362b9384784d31a6e56f8511eb1c1</meta:generator>
  </office:meta>
</office:document-meta>
</file>